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1000001DF301A655911C94E68.png" manifest:media-type="image/png"/>
  <manifest:file-entry manifest:full-path="Pictures/1000020100000333000001CD4744EEB6F9B4BFC6.png" manifest:media-type="image/png"/>
  <manifest:file-entry manifest:full-path="Pictures/100002010000032E000001C7CDF4F040D088E13A.png" manifest:media-type="image/png"/>
  <manifest:file-entry manifest:full-path="Pictures/1000020100000335000001E0F88466DCA97EBB5C.png" manifest:media-type="image/png"/>
  <manifest:file-entry manifest:full-path="Pictures/100002010000032C000001F4D9A5878611ADEA6F.png" manifest:media-type="image/png"/>
  <manifest:file-entry manifest:full-path="Pictures/100002010000032E000001D2D070FA524CF04217.png" manifest:media-type="image/png"/>
  <manifest:file-entry manifest:full-path="Pictures/1000020100000326000001F4DE515782E758BD22.png" manifest:media-type="image/png"/>
  <manifest:file-entry manifest:full-path="Pictures/1000020100000333000001F47D06FB4028C9F211.png" manifest:media-type="image/png"/>
  <manifest:file-entry manifest:full-path="Pictures/100002010000033E000001CE892B62DFD5C8B97B.png" manifest:media-type="image/png"/>
  <manifest:file-entry manifest:full-path="Pictures/1000020100000329000001DE17D7C6394E0A415B.png" manifest:media-type="image/png"/>
  <manifest:file-entry manifest:full-path="Pictures/10000201000003350000016F48F356475879ED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1" draw:text-style-name="P1" draw:layer="layout" svg:width="21.721cm" svg:height="9.709cm" svg:x="3.2cm" svg:y="3.4cm">
          <draw:image xlink:href="Pictures/10000201000003350000016F48F356475879ED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21.668cm" svg:height="13.228cm" svg:x="3.268cm" svg:y="1.324cm">
          <draw:image xlink:href="Pictures/1000020100000333000001F47D06FB4028C9F2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324cm" svg:height="13.228cm" svg:x="3.44cm" svg:y="1.324cm">
          <draw:image xlink:href="Pictures/1000020100000326000001F4DE515782E758BD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1.721cm" svg:height="12.699cm" svg:x="3.241cm" svg:y="1.588cm">
          <draw:image xlink:href="Pictures/1000020100000335000001E0F88466DCA97EBB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1.404cm" svg:height="12.646cm" svg:x="3.4cm" svg:y="1.615cm">
          <draw:image xlink:href="Pictures/1000020100000329000001DE17D7C6394E0A41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1.536cm" svg:height="12.038cm" svg:x="3.334cm" svg:y="1.919cm">
          <draw:image xlink:href="Pictures/100002010000032E000001C7CDF4F040D088E1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1.959cm" svg:height="12.223cm" svg:x="3.122cm" svg:y="1.826cm">
          <draw:image xlink:href="Pictures/100002010000033E000001CE892B62DFD5C8B9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1.668cm" svg:height="12.196cm" svg:x="3.268cm" svg:y="1.84cm">
          <draw:image xlink:href="Pictures/1000020100000333000001CD4744EEB6F9B4BF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1.536cm" svg:height="12.329cm" svg:x="3.334cm" svg:y="1.773cm">
          <draw:image xlink:href="Pictures/100002010000032E000001D2D070FA524CF042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21.615cm" svg:height="12.673cm" svg:x="3.294cm" svg:y="1.601cm">
          <draw:image xlink:href="Pictures/1000020100000331000001DF301A655911C94E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21.483cm" svg:height="13.228cm" svg:x="3.36cm" svg:y="1.324cm">
          <draw:image xlink:href="Pictures/100002010000032C000001F4D9A5878611ADEA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0:40:32.048022411</meta:creation-date>
    <meta:generator>LibreOffice/6.4.6.2$Linux_X86_64 LibreOffice_project/40$Build-2</meta:generator>
    <dc:date>2021-03-10T20:48:02.497374746</dc:date>
    <meta:editing-duration>PT5S</meta:editing-duration>
    <meta:editing-cycles>1</meta:editing-cycles>
    <meta:document-statistic meta:object-count="57"/>
  </office:meta>
</office:document-meta>
</file>